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a6a" officeooo:paragraph-rsid="001c7a6a"/>
    </style:style>
    <style:style style:name="P2" style:family="paragraph" style:parent-style-name="Standard">
      <style:text-properties officeooo:paragraph-rsid="001c7a6a"/>
    </style:style>
    <style:style style:name="T1" style:family="text">
      <style:text-properties officeooo:rsid="001c7a6a"/>
    </style:style>
    <style:style style:name="T2" style:family="text">
      <style:text-properties officeooo:rsid="001cbd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o - reno</text:p>
      <text:p text:style-name="P1">1. 0%</text:p>
      <text:p text:style-name="P1">Run #1 Data: Time=0.000373 S ; Speed=5361.930295 MB/S</text:p>
      <text:p text:style-name="P1">Run #2 Data: Time=0.000260 S ; Speed=7692.307692 MB/S</text:p>
      <text:p text:style-name="P1">Run #3 Data: Time=0.000263 S ; Speed=7604.562738 MB/S</text:p>
      <text:p text:style-name="P1">Run #4 Data: Time=0.000245 S ; Speed=8163.265306 MB/S</text:p>
      <text:p text:style-name="P1">Run #5 Data: Time=0.000248 S ; Speed=8064.516129 MB/S</text:p>
      <text:p text:style-name="P1">Average time: 0.000278 S</text:p>
      <text:p text:style-name="P1">Average speed: 7377.316432 MB/S</text:p>
      <text:p text:style-name="P1"/>
      <text:p text:style-name="P1"/>
      <text:p text:style-name="P1">2. 2%</text:p>
      <text:p text:style-name="P1">Run #1 Data: Time=0.000386 S ; Speed=5181.347150 MB/S</text:p>
      <text:p text:style-name="P1">Run #2 Data: Time=0.000351 S ; Speed=5698.005698 MB/S</text:p>
      <text:p text:style-name="P1">Run #3 Data: Time=0.000331 S ; Speed=6042.296073 MB/S</text:p>
      <text:p text:style-name="P1">Run #4 Data: Time=0.000240 S ; Speed=8333.333333 MB/S</text:p>
      <text:p text:style-name="P1">Run #5 Data: Time=0.000217 S ; Speed=9216.589862 MB/S</text:p>
      <text:p text:style-name="P1">Average time: 0.000305 S</text:p>
      <text:p text:style-name="P1">Average speed: 6894.314423 MB/S</text:p>
      <text:p text:style-name="P1"/>
      <text:p text:style-name="P1"/>
      <text:p text:style-name="P1">3. 5%</text:p>
      <text:p text:style-name="P1">Run #1 Data: Time=0.000537 S ; Speed=3724.394786 MB/S</text:p>
      <text:p text:style-name="P1">Run #2 Data: Time=0.000327 S ; Speed=6116.207951 MB/S</text:p>
      <text:p text:style-name="P1">Run #3 Data: Time=0.000290 S ; Speed=6896.551724 MB/S</text:p>
      <text:p text:style-name="P1">Run #4 Data: Time=0.000267 S ; Speed=7490.636704 MB/S</text:p>
      <text:p text:style-name="P1">Run #5 Data: Time=0.000217 S ; Speed=9216.589862 MB/S</text:p>
      <text:p text:style-name="P1">Average time: 0.000328 S</text:p>
      <text:p text:style-name="P1">Average speed: 6688.876205 MB/S</text:p>
      <text:p text:style-name="P1"/>
      <text:p text:style-name="P1">4. 10%</text:p>
      <text:p text:style-name="P1"/>
      <text:p text:style-name="P1">Run #1 Data: Time=0.000371 S ; Speed=5390.835580 MB/S</text:p>
      <text:p text:style-name="P1">Run #2 Data: Time=0.000342 S ; Speed=5847.953216 MB/S</text:p>
      <text:p text:style-name="P1">Run #3 Data: Time=0.000487 S ; Speed=4106.776181 MB/S</text:p>
      <text:p text:style-name="P1">Run #4 Data: Time=0.000350 S ; Speed=5714.285714 MB/S</text:p>
      <text:p text:style-name="P1">Run #5 Data: Time=0.000284 S ; Speed=7042.253521 MB/S</text:p>
      <text:p text:style-name="P1">Average time: 0.000367 S</text:p>
      <text:p text:style-name="P1">Average speed: 5620.420842 MB/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2">cubic</text:span><text:span text:style-name="T1">-</text:span><text:span text:style-name="T2">reno</text:span></text:p>
      <text:p text:style-name="P1"/>
      <text:p text:style-name="P1">1. 0%</text:p>
      <text:p text:style-name="P1"/>
      <text:p text:style-name="P1"/>
      <text:p text:style-name="P1">2. 2%</text:p>
      <text:p text:style-name="P1"/>
      <text:p text:style-name="P1"/>
      <text:p text:style-name="P1">3. 5%</text:p>
      <text:p text:style-name="P1"/>
      <text:p text:style-name="P1"/>
      <text:p text:style-name="P1">4. 10%</text:p>
      <text:p text:style-name="P1">Run #1 Data: Time=0.000772 S ; Speed=2590.673575 MB/S</text:p>
      <text:p text:style-name="P1">Run #2 Data: Time=0.000256 S ; Speed=7812.500000 MB/S</text:p>
      <text:p text:style-name="P1">Run #3 Data: Time=0.000575 S ; Speed=3478.260870 MB/S</text:p>
      <text:p text:style-name="P1">Run #4 Data: Time=0.000623 S ; Speed=3210.272873 MB/S</text:p>
      <text:p text:style-name="P1">Run #5 Data: Time=0.000265 S ; Speed=7547.169811 MB/S</text:p>
      <text:p text:style-name="P1">Average time: 0.000498 S</text:p>
      <text:p text:style-name="P1">Average speed: 4927.775426 MB/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3T16:50:31.279012783</meta:creation-date>
    <dc:date>2024-03-03T17:02:02.841314415</dc:date>
    <meta:editing-duration>PT51S</meta:editing-duration>
    <meta:editing-cycles>1</meta:editing-cycles>
    <meta:document-statistic meta:table-count="0" meta:image-count="0" meta:object-count="0" meta:page-count="2" meta:paragraph-count="45" meta:word-count="260" meta:character-count="1663" meta:non-whitespace-character-count="1448"/>
    <meta:generator>LibreOffice/6.4.7.2$Linux_X86_64 LibreOffice_project/40$Build-2</meta:generator>
  </office:meta>
</office:document-meta>
</file>